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Open Sans" svg:font-family="'Open Sans', 'Helvetica Neue', Helvetica, Arial, sans-serif"/>
    <style:font-face style:name="Verdana" svg:font-family="Verdana, Arial, Helvetica, sans-serif"/>
    <style:font-face style:name="Courier" svg:font-family="Couri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Courier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Courier" fo:font-size="12pt" fo:font-weight="bold" style:font-size-asian="12pt" style:font-size-complex="12pt"/>
    </style:style>
    <style:style style:name="P6" style:family="paragraph" style:parent-style-name="Standard">
      <style:text-properties style:font-name="Courier" fo:font-size="14pt" fo:font-weight="bold" style:font-size-asian="14pt" style:font-weight-asian="bold" style:font-size-complex="14pt" style:font-weight-complex="bold"/>
    </style:style>
    <style:style style:name="P7" style:family="paragraph" style:parent-style-name="Header">
      <style:paragraph-properties fo:text-align="end" style:justify-single-word="false"/>
    </style:style>
    <style:style style:name="T1" style:family="text">
      <style:text-properties fo:font-variant="normal" fo:text-transform="none" fo:color="#000000" fo:letter-spacing="normal" fo:font-style="normal" fo:font-weight="normal" style:font-style-asian="normal" style:font-style-complex="normal"/>
    </style:style>
    <style:style style:name="T2" style:family="text">
      <style:text-properties fo:font-variant="normal" fo:text-transform="none" fo:color="#000000" fo:letter-spacing="normal" fo:font-style="normal" fo:font-weight="normal" style:font-style-asian="normal" style:font-weight-asian="bold" style:font-style-complex="normal" style:font-weight-complex="bold"/>
    </style:style>
    <style:style style:name="T3" style:family="text">
      <style:text-properties fo:font-variant="normal" fo:text-transform="none" fo:color="#000000" fo:letter-spacing="normal" fo:font-style="italic" fo:font-weight="normal" style:font-style-asian="normal" style:font-style-complex="normal"/>
    </style:style>
    <style:style style:name="T4" style:family="text">
      <style:text-properties fo:font-variant="normal" fo:text-transform="none" fo:color="#000000" fo:letter-spacing="normal" fo:font-style="italic" fo:font-weight="normal" style:font-style-asian="italic" style:font-style-complex="italic"/>
    </style:style>
    <style:style style:name="T5" style:family="text">
      <style:text-properties fo:font-variant="normal" fo:text-transform="none" fo:color="#000000" style:font-name="Courier" fo:letter-spacing="normal" fo:font-style="normal" fo:font-weight="normal"/>
    </style:style>
    <style:style style:name="T6" style:family="text">
      <style:text-properties fo:font-variant="normal" fo:text-transform="none" fo:color="#000000" style:font-name="Courier" fo:letter-spacing="normal" fo:font-style="normal" fo:font-weight="normal" style:font-style-asian="normal" style:font-style-complex="normal"/>
    </style:style>
    <style:style style:name="T7" style:family="text">
      <style:text-properties fo:font-variant="normal" fo:text-transform="none" fo:color="#000000" style:font-name="Courier" fo:letter-spacing="normal" fo:font-style="italic" fo:font-weight="normal"/>
    </style:style>
    <style:style style:name="T8" style:family="text">
      <style:text-properties fo:font-variant="normal" fo:text-transform="none" fo:color="#000000" style:font-name="Courier" fo:letter-spacing="normal" fo:font-style="italic" fo:font-weight="normal" style:font-style-asian="italic" style:font-style-complex="italic"/>
    </style:style>
    <style:style style:name="T9" style:family="text">
      <style:text-properties fo:font-variant="normal" fo:text-transform="none" fo:color="#000000" style:font-name="Courier" fo:font-size="14pt" fo:letter-spacing="normal" fo:font-style="normal" fo:font-weight="normal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fo:font-variant="normal" fo:text-transform="none" fo:color="#000000" style:font-name="Courier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">Assignment 0403</text:span></text:p>
      <text:p text:style-name="P1"><text:span text:style-name="T5"/></text:p>
      <text:p text:style-name="P1"><text:span text:style-name="T5"/></text:p>
      <text:p text:style-name="P1"><text:span text:style-name="T5">Kearns, Phil. "A Correct and Unrestrictive Implementation of General Semaphores." </text:span><text:span text:style-name="T7">ACM SIGOPS Operating Systems Review </text:span><text:span text:style-name="T5">22 (Oct. 1988): 46-48. </text:span><text:span text:style-name="T7">ACM Digital Library</text:span><text:span text:style-name="T5">. Web. 16 Nov. 2014.</text:span></text:p>
      <text:p text:style-name="P3"><text:span text:style-name="T5">This article references Dijkstra's </text:span><text:span text:style-name="T8">Cooperating Sequential Processes.</text:span></text:p>
      <text:p text:style-name="P3"><text:span text:style-name="T6">“Hemmindinger's semaphores are an overly strong implementation of the </text:span></text:p>
      <text:p text:style-name="P3"><text:span text:style-name="T6">specification of semaphores--see [1, page 68], the original specification, in which the V operation is defined as an indivisible increment of the semaphore's value”</text:span></text:p>
      <text:p text:style-name="P3"><text:span text:style-name="T6">“[1] DIJKSTRA, E. W. Co-operating sequential processes. <text:s/>In Programming Languages, F. Genuys, Ed., Academic Press, London, 1968, pp. 43-112.”</text:span></text:p>
      <text:p text:style-name="P3"><text:span text:style-name="T6"/></text:p>
      <text:p text:style-name="P3"><text:span text:style-name="T6">Both sources talk about generating general semaphores from binary semaphores, but Kearns gives an alternate solution in which the P's and V's have no lockstep sequence.</text:span></text:p>
      <text:p text:style-name="P3"><text:span text:style-name="T6"/></text:p>
      <text:p text:style-name="P3"><text:span text:style-name="T6"/></text:p>
      <text:p text:style-name="P6"><text:span text:style-name="T1">Masticola, Stephen P., and Barbara G. Ryder. "Non-concurrency Analysis."</text:span><text:span text:style-name="T3">ACM SIGPLAN Notices </text:span><text:span text:style-name="T1">28 (July 1993): 129-138. </text:span><text:span text:style-name="T3">ACM Digital Library</text:span><text:span text:style-name="T1">. Web. 16 Nov. 2014.</text:span></text:p>
      <text:p text:style-name="P4"><text:span text:style-name="T1">This article references Dijkstra's </text:span><text:span text:style-name="T4">Cooperating Sequential Processes</text:span><text:span text:style-name="T1">.</text:span></text:p>
      <text:p text:style-name="P4"><text:span text:style-name="T1">“Binary semaphores, a specialization of integer-valued</text:span></text:p>
      <text:p text:style-name="P4"><text:span text:style-name="T1">semaphores [Dijk68],”</text:span></text:p>
      <text:p text:style-name="P4"><text:span text:style-name="T1">“[Dijk6S] Dijkstra, E. W. “Co-operating sequential processes.” <text:s/>In Programming Languages, F. Genuys, ed., Academic Press, 1968, 43-112.”</text:span></text:p>
      <text:p text:style-name="P4"><text:span text:style-name="T1"/></text:p>
      <text:p text:style-name="P4"><text:span text:style-name="T1">Both sources talk about binary semaphores. <text:s/>Masticola and Ryder focus on the ability to identify “pairs of statements in a concurrent program which can never happen together.”(Masticola, Ryder)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Standard"><text:span text:style-name="T9">Knuth, Donald E. "</text:span><text:span text:style-name="Strong_20_Emphasis"><text:span text:style-name="T10">Additional comments on a problem in concurrent programming control.” Communications of the ACM 9 (May 1966): 321-322. ACM Digital Library. Web. 16 Nov. 2014. </text:span></text:span></text:p>
      <text:p text:style-name="P4"><text:span text:style-name="T1">This article references Dijkstra's works <text:s/></text:span></text:p>
      <text:p text:style-name="P5"><text:span text:style-name="T2">“Professor Dijkstra's ingenious construction [Solution of a Problem in Concurrent Programming Control, Comm. ACM 8 (Sept. </text:span></text:p>
      <text:p text:style-name="P5"><text:span text:style-name="T2">1965), 569] is not quite a solution to a related problem almost </text:span></text:p>
      <text:p text:style-name="P5"><text:span text:style-name="T2">identical to the problem he posed there,”</text:span></text:p>
      <text:p text:style-name="P5"><text:span text:style-name="T2">Both talk about the problems associated with concurrent programming. <text:s/>Knuth tackles the problem of preventing an individual computer from being block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Open Sans" svg:font-family="'Open Sans', 'Helvetica Neue', Helvetica, Arial, sans-serif"/>
    <style:font-face style:name="Verdana" svg:font-family="Verdana, Arial, Helvetica, sans-serif"/>
    <style:font-face style:name="Courier" svg:font-family="Couri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Lisa Rosenbaum</text:p>
        <text:p text:style-name="MP1">November 16, 2014</text:p>
        <text:p text:style-name="MP1"><text:s text:c="6"/>CMSI38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isa Rosenbaum</meta:initial-creator>
    <meta:creation-date>2014-11-16T11:54:39</meta:creation-date>
    <meta:document-statistic meta:table-count="0" meta:image-count="0" meta:object-count="0" meta:page-count="1" meta:paragraph-count="22" meta:word-count="295" meta:character-count="2079"/>
    <dc:date>2014-11-16T20:03:26</dc:date>
    <dc:creator>Lisa Rosenbaum</dc:creator>
    <meta:editing-duration>PT54S</meta:editing-duration>
    <meta:editing-cycles>1</meta:editing-cycles>
    <meta:generator>OpenOffice/4.1.1$Unix OpenOffice.org_project/411m6$Build-9775</meta:generator>
  </office:meta>
</office:document-meta>
</file>